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3"/>GITLAB INSTALLATION STEPS</text:p>
      <text:p text:style-name="Standard"><text:s text:c="47"/>------- --------------------------------------------</text:p>
      <text:p text:style-name="Standard"/>
      <text:p text:style-name="Standard">STEP:1</text:p>
      <text:p text:style-name="Standard"/>
      <text:p text:style-name="Standard">Gitlab URL:<text:a xlink:type="simple" xlink:href="https://bitnami.com/redirect/to/113631/bitnami-gitlab-8.9.6-0-linux-x64-installer.run">https://bitnami.com/redirect/to/113631/bitnami-gitlab-8.9.6-0-linux-x64-installer.run</text:a></text:p>
      <text:p text:style-name="Standard"/>
      <text:p text:style-name="Standard">STEP:2</text:p>
      <text:p text:style-name="Standard"/>
      <text:p text:style-name="P1">Set the permissions bitnami file:</text:p>
      <text:p text:style-name="Standard">chmod 755 <text:a xlink:type="simple" xlink:href="https://bitnami.com/redirect/to/113631/bitnami-gitlab-8.9.6-0-linux-x64-installer.run">https://bitnami.com/redirect/to/113631/bitnami-gitlab-8.9.6-0-linux-x64-installer.run</text:a></text:p>
      <text:p text:style-name="Standard"/>
      <text:p text:style-name="Standard">STEP:3</text:p>
      <text:p text:style-name="Standard">maheshsetty@VM-VMS-MS:~$ sudo ./bitnami-gitlab-8.9.6-0-linux-x64-installer.run</text:p>
      <text:p text:style-name="Standard">----------------------------------------------------------------------------</text:p>
      <text:p text:style-name="Standard">Welcome to the Bitnami Gitlab Stack Setup Wizard.</text:p>
      <text:p text:style-name="Standard"/>
      <text:p text:style-name="Standard">----------------------------------------------------------------------------</text:p>
      <text:p text:style-name="Standard">Select the components you want to install; clear the components you do not want</text:p>
      <text:p text:style-name="Standard">to install. Click Next when you are ready to continue.</text:p>
      <text:p text:style-name="Standard"/>
      <text:p text:style-name="Standard">PhpPgAdmin [Y/n] :Enter(PRESS)</text:p>
      <text:p text:style-name="Standard"/>
      <text:p text:style-name="Standard">GitLab : Y (Cannot be edited)</text:p>
      <text:p text:style-name="Standard"/>
      <text:p text:style-name="Standard">Is the selection above correct? [Y/n]:Enter</text:p>
      <text:p text:style-name="Standard"/>
      <text:p text:style-name="Standard">----------------------------------------------------------------------------</text:p>
      <text:p text:style-name="Standard">Installation folder</text:p>
      <text:p text:style-name="Standard"/>
      <text:p text:style-name="Standard">Please, choose a folder to install Bitnami Gitlab Stack</text:p>
      <text:p text:style-name="Standard"/>
      <text:p text:style-name="Standard">Select a folder [/opt/gitlab-8.9.6-0]:Enter</text:p>
      <text:p text:style-name="Standard"/>
      <text:p text:style-name="Standard">----------------------------------------------------------------------------</text:p>
      <text:p text:style-name="Standard">Create Admin account</text:p>
      <text:p text:style-name="Standard"/>
      <text:p text:style-name="Standard">Bitnami Gitlab Stack admin user creation</text:p>
      <text:p text:style-name="Standard"/>
      <text:p text:style-name="Standard">Email Address [user@example.com]:mahesh.setty@einfochips.com</text:p>
      <text:p text:style-name="Standard"/>
      <text:p text:style-name="Standard">Login [user]:mahesh</text:p>
      <text:p text:style-name="Standard"/>
      <text:p text:style-name="Standard">Password :mahesh89</text:p>
      <text:p text:style-name="Standard">Please confirm your password :mahesh89</text:p>
      <text:p text:style-name="Standard">----------------------------------------------------------------------------</text:p>
      <text:p text:style-name="Standard">Hostname that will be used to create internal URLs. If this value is incorrect,</text:p>
      <text:p text:style-name="Standard">you may be unable to access your Gitlab installation from other computers. It is</text:p>
      <text:p text:style-name="Standard">advisable to use a Domain instead of an IP address for compatibility with</text:p>
      <text:p text:style-name="Standard">different browsers.</text:p>
      <text:p text:style-name="Standard"/>
      <text:p text:style-name="Standard">Domain [127.0.1.1]: 10.110.4.225:8081</text:p>
      <text:p text:style-name="Standard"><text:soft-page-break/></text:p>
      <text:p text:style-name="Standard">Do you want to configure mail support? [y/N]:Enter</text:p>
      <text:p text:style-name="Standard"/>
      <text:p text:style-name="Standard">----------------------------------------------------------------------------</text:p>
      <text:p text:style-name="Standard">Setup is now ready to begin installing Bitnami Gitlab Stack on your computer.</text:p>
      <text:p text:style-name="Standard"/>
      <text:p text:style-name="Standard">Do you want to continue? [Y/n]:Enter</text:p>
      <text:p text:style-name="Standard"/>
      <text:p text:style-name="Standard">----------------------------------------------------------------------------</text:p>
      <text:p text:style-name="Standard">Please wait while Setup installs Bitnami Gitlab Stack on your computer.</text:p>
      <text:p text:style-name="Standard"/>
      <text:p text:style-name="Standard"><text:s/>Installing</text:p>
      <text:p text:style-name="Standard"><text:s/>0% ______________ 50% ______________ 100%</text:p>
      <text:p text:style-name="Standard"><text:s/>#########################################</text:p>
      <text:p text:style-name="Standard"/>
      <text:p text:style-name="Standard">----------------------------------------------------------------------------</text:p>
      <text:p text:style-name="Standard">Setup has finished installing Bitnami Gitlab Stack on your computer.</text:p>
      <text:p text:style-name="Standard"/>
      <text:p text:style-name="Standard">Info: To access the Bitnami Gitlab Stack, go to</text:p>
      <text:p text:style-name="Standard">http://10.110.4.225:8081 from your browser.</text:p>
      <text:p text:style-name="Standard">Press [Enter] to continue:</text:p>
      <text:p text:style-name="Standard">maheshsetty@VM-VMS-MS:~$ <text:a xlink:type="simple" xlink:href="http://10.110.5.27:80/">http://10.110.4.255:80</text:a>81</text:p>
      <text:p text:style-name="Standard"/>
      <text:p text:style-name="Standard"/>
      <text:p text:style-name="Standard">CREDENTIALS:-</text:p>
      <text:p text:style-name="Standard"/>
      <text:p text:style-name="Standard">URL <text:s text:c="15"/>:http://10.110.4.225:8081</text:p>
      <text:p text:style-name="Standard">USER NAME:mahesh</text:p>
      <text:p text:style-name="Standard">PASSWD <text:s text:c="6"/>:mahesh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M56S</meta:editing-duration>
    <meta:editing-cycles>4</meta:editing-cycles>
    <meta:generator>OpenOffice.org/3.4$Win32 OpenOffice.org_project/340m1$Build-9590</meta:generator>
    <dc:date>2016-09-17T18:58:45.37</dc:date>
    <meta:document-statistic meta:table-count="0" meta:image-count="0" meta:object-count="0" meta:page-count="2" meta:paragraph-count="53" meta:word-count="239" meta:character-count="2646"/>
    <meta:user-defined meta:name="Info 1"/>
    <meta:user-defined meta:name="Info 2"/>
    <meta:user-defined meta:name="Info 3"/>
    <meta:user-defined meta:name="Info 4"/>
  </office:meta>
</office:document-meta>
</file>